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c5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c5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c5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c5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c5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c5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c5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c5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c5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c5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c5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c5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c5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c5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c5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c5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c5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onard Alejandro Urbina Istur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5841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onardo Urbina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8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0.1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2"/>
    <meta:template xlink:type="simple" xlink:actuate="onRequest" xlink:title="Normal" xlink:href=""/>
  </office:meta>
</office:document-meta>
</file>